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FB000002FA661059714.svm"/>
  <manifest:file-entry manifest:media-type="" manifest:full-path="Pictures/2000000700006F0100003F42E01CFAB6.svm"/>
  <manifest:file-entry manifest:media-type="" manifest:full-path="Pictures/2000000700004AD500003168960271EB.svm"/>
  <manifest:file-entry manifest:media-type="" manifest:full-path="Pictures/2000000700004153000035A5C33A1AA5.svm"/>
  <manifest:file-entry manifest:media-type="" manifest:full-path="Pictures/200000070000283500003119917222AA.svm"/>
  <manifest:file-entry manifest:media-type="" manifest:full-path="Pictures/2000000700006EE700003CFBF8E3CDD5.svm"/>
  <manifest:file-entry manifest:media-type="" manifest:full-path="Pictures/2000000700002AB000001A277C7D441F.svm"/>
  <manifest:file-entry manifest:media-type="" manifest:full-path="Pictures/20000007000026C300000247EB5A15AB.svm"/>
  <manifest:file-entry manifest:media-type="" manifest:full-path="Pictures/20000007000010BF000006007E6923DB.svm"/>
  <manifest:file-entry manifest:media-type="" manifest:full-path="Pictures/2000000700003C7700000F9C40B63193.svm"/>
  <manifest:file-entry manifest:media-type="" manifest:full-path="Pictures/200000070000619200002850E57005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Courier New" fo:font-size="11pt" style:text-underline-style="none" style:font-size-asian="11pt" style:font-size-complex="11pt"/>
    </style:style>
    <style:style style:name="P10" style:family="paragraph" style:parent-style-name="Standard">
      <style:paragraph-properties fo:text-align="start" style:justify-single-word="false"/>
      <style:text-properties style:font-name="Courier New" fo:font-size="11pt" style:text-underline-style="none" style:font-size-asian="11pt" style:font-size-complex="11pt"/>
    </style:style>
    <style:style style:name="P11" style:family="paragraph" style:parent-style-name="Standard">
      <style:paragraph-properties fo:text-align="start" style:justify-single-word="false"/>
      <style:text-properties style:font-name="Courier New" fo:font-size="12pt" style:text-underline-style="none" style:font-size-asian="12pt" style:font-size-complex="12pt"/>
    </style:style>
    <style:style style:name="P12"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3"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14"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9" style:family="paragraph" style:parent-style-name="Standard" style:list-style-name="L2">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0" style:family="paragraph" style:parent-style-name="Standard" style:list-style-name="L6">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1"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22" style:family="paragraph" style:parent-style-name="Standard" style:list-style-name="L4">
      <style:paragraph-properties fo:text-align="justify" style:justify-single-word="false"/>
      <style:text-properties style:text-underline-style="solid" style:text-underline-width="auto" style:text-underline-color="font-color"/>
    </style:style>
    <style:style style:name="P23" style:family="paragraph" style:parent-style-name="Standard" style:list-style-name="L7">
      <style:paragraph-properties fo:text-align="justify" style:justify-single-word="false"/>
      <style:text-properties style:text-underline-style="solid" style:text-underline-width="auto" style:text-underline-color="font-color"/>
    </style:style>
    <style:style style:name="P24" style:family="paragraph" style:parent-style-name="Standard" style:list-style-name="L8">
      <style:paragraph-properties fo:text-align="justify" style:justify-single-word="false"/>
      <style:text-properties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style:text-underline-style="solid" style:text-underline-width="auto" style:text-underline-color="font-color"/>
    </style:style>
    <style:style style:name="P26"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27" style:family="paragraph" style:parent-style-name="Standard" style:list-style-name="L5">
      <style:paragraph-properties fo:text-align="justify" style:justify-single-word="false"/>
    </style:style>
    <style:style style:name="P28" style:family="paragraph" style:parent-style-name="Standard" style:list-style-name="L11">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list-style-name="L12">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30" style:family="paragraph" style:parent-style-name="Standard" style:list-style-name="L13">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31" style:family="paragraph" style:parent-style-name="Standard" style:list-style-name="L14">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32" style:family="paragraph" style:parent-style-name="Standard" style:list-style-name="L1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33" style:family="paragraph" style:parent-style-name="Standard" style:list-style-name="L16">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size="11pt" style:font-size-asian="11pt" style:font-size-complex="11pt"/>
    </style:style>
    <style:style style:name="T5" style:family="text">
      <style:text-properties style:font-name="Courier New" fo:font-size="11pt" fo:font-weight="normal" style:font-size-asian="11pt" style:font-weight-asian="normal" style:font-size-complex="11pt" style:font-weight-complex="normal"/>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 PROJECT</text:p>
      <text:p text:style-name="P1">Darkly</text:p>
      <text:p text:style-name="P1"/>
      <text:p text:style-name="P2"/>
      <text:p text:style-name="P2">Darkly est un projet 42 visant à nous initier à la sécurité web. Une image ISO (tournant sur une machine virtuelle de type Linux – Oracle 32 bits) met à notre disposition un site web vulnérable, qu'il va falloir exploiter de 14 manières différentes.</text:p>
      <text:p text:style-name="P2"/>
      <text:p text:style-name="P2"/>
      <text:p text:style-name="P2"/>
      <text:p text:style-name="P3">ÉNUMÉRATION</text:p>
      <text:p text:style-name="P2"/>
      <text:p text:style-name="P2">Général :</text:p>
      <text:p text:style-name="P2">&gt; Site web en PHP version 5.3.0 (pas mal de CVE, mais ça ne semble pas être l'objet de l'exercice ici).</text:p>
      <text:p text:style-name="P2">&gt; "Spatial" by Templated (<text:a xlink:type="simple" xlink:href="https://spatial.fleeksite.com/layout" text:style-name="Internet_20_link" text:visited-style-name="Visited_20_Internet_20_Link">https://spatial.fleeksite.com/layout</text:a>).</text:p>
      <text:p text:style-name="P2"/>
      <text:p text:style-name="P2"/>
      <text:list xml:id="list6651360742556333085" text:style-name="L1">
        <text:list-item>
          <text:p text:style-name="P18">LOGIN PAGE</text:p>
        </text:list-item>
      </text:list>
      <text:p text:style-name="P4"/>
      <text:p text:style-name="P4">Le site web propose une page de login :</text:p>
      <text:p text:style-name="P4"/>
      <text:p text:style-name="P4"><draw:frame draw:style-name="fr1" draw:name="images1" text:anchor-type="paragraph" svg:width="7.987cm" svg:height="9.754cm" draw:z-index="0"><draw:image xlink:href="Pictures/200000070000283500003119917222AA.svm" xlink:type="simple" xlink:show="embed" xlink:actuate="onLoad"/></draw:frame></text:p>
      <text:p text:style-name="P4"/>
      <text:p text:style-name="P4">Lorsqu'on essaie des credentials aléatoires, un message "Sorry, Wrong Answer" nous est retourné. De même lorsqu'on laisse les champs entièrement vides.</text:p>
      <text:p text:style-name="P4"/>
      <text:p text:style-name="P8">&gt; Default credentials ?</text:p>
      <text:p text:style-name="P8">&gt; Bruteforce ?</text:p>
      <text:p text:style-name="P8">&gt; SQL Injection ?</text:p>
      <text:p text:style-name="P8">&gt; NoSQL Injection ? [rare]</text:p>
      <text:p text:style-name="P8">&gt; SQL Truncation ? [rare]</text:p>
      <text:p text:style-name="P4"><text:soft-page-break/></text:p>
      <text:list xml:id="list3219336552112475003" text:style-name="L2">
        <text:list-item>
          <text:p text:style-name="P19">PASSWORD RECOVERY PAGE</text:p>
        </text:list-item>
      </text:list>
      <text:p text:style-name="P4"/>
      <text:p text:style-name="P4">A partir de la page de login, on voit un lien "I forgot my password", qui mène à une page de password recovery, avec un simple bouton "Submit", et aucune autre option.</text:p>
      <text:p text:style-name="P4"/>
      <text:p text:style-name="P4"><draw:frame draw:style-name="fr1" draw:name="images2" text:anchor-type="paragraph" svg:width="8.262cm" svg:height="5.062cm" draw:z-index="1"><draw:image xlink:href="Pictures/2000000700002AB000001A277C7D441F.svm" xlink:type="simple" xlink:show="embed" xlink:actuate="onLoad"/></draw:frame></text:p>
      <text:p text:style-name="P4"/>
      <text:p text:style-name="P4"/>
      <text:p text:style-name="P2">Lorsqu'on clique sur "Submit" sans rien modifier, le même message d'erreur "Sorry, Wrong Answer" nous est retourné.</text:p>
      <text:p text:style-name="P2"/>
      <text:p text:style-name="P2">&gt; <text:span text:style-name="T6">Manipulation d'adresse ?</text:span></text:p>
      <text:p text:style-name="P2"/>
      <text:list xml:id="list3488429624205049765" text:style-name="L3">
        <text:list-item>
          <text:p text:style-name="P21">SURVEY PAGE</text:p>
        </text:list-item>
      </text:list>
      <text:p text:style-name="P5"/>
      <text:p text:style-name="P5">Une page "survey" est disponible. Celle-ci indique différents noms, avec des notes, des nombres de voix :</text:p>
      <text:p text:style-name="P5"/>
      <text:p text:style-name="P5"><draw:frame draw:style-name="fr2" draw:name="images3" text:anchor-type="paragraph" svg:width="16.999cm" svg:height="11.222cm" draw:z-index="2"><draw:image xlink:href="Pictures/2000000700004AD500003168960271EB.svm" xlink:type="simple" xlink:show="embed" xlink:actuate="onLoad"/></draw:frame></text:p>
      <text:p text:style-name="P2"><text:soft-page-break/>Il est possible de cliquer dans la première colonne pour indiquer un vote.</text:p>
      <text:p text:style-name="P2"/>
      <text:p text:style-name="P2"/>
      <text:p text:style-name="P2"/>
      <text:list xml:id="list5072144392184384425" text:style-name="L4">
        <text:list-item>
          <text:p text:style-name="P22">MEMBERS SEARCH PAGE</text:p>
        </text:list-item>
      </text:list>
      <text:p text:style-name="P2"/>
      <text:p text:style-name="P2">Une page nous permet de chercher des membres du site. Lorsqu'on entre un chiffre correspondant à l'ID d'un utilisateur existant, quelques informations nous sont affichées à propos de cet utilisateur.</text:p>
      <text:p text:style-name="P2"/>
      <text:p text:style-name="P2"><draw:frame draw:style-name="fr3" draw:name="images4" text:anchor-type="paragraph" svg:x="0cm" svg:y="0.074cm" svg:width="16.999cm" svg:height="9.345cm" draw:z-index="3"><draw:image xlink:href="Pictures/2000000700006EE700003CFBF8E3CDD5.svm" xlink:type="simple" xlink:show="embed" xlink:actuate="onLoad"/></draw:frame></text:p>
      <text:p text:style-name="P2">Quelques ID's qui fonctionnent : 1, 2, 3, 5. On pourrait éventuellement FUZZ afin de trouver l'ensemble des IDs utilisateurs valides.</text:p>
      <text:p text:style-name="P2"/>
      <text:p text:style-name="P2">L'URL est intéressante lorsqu'on cherche un membre, puisqu'on a quelques paramètres qui nous permettent d'injecter de l'input :</text:p>
      <text:list xml:id="list1935141729789149292" text:style-name="L5">
        <text:list-item>
          <text:p text:style-name="P27"><text:span text:style-name="T1">page</text:span><text:span text:style-name="T2"> : à voir ci-dessous.</text:span></text:p>
        </text:list-item>
        <text:list-item>
          <text:p text:style-name="P27"><text:span text:style-name="T1">id</text:span><text:span text:style-name="T2"> : l'id de l'utilisateur.</text:span></text:p>
        </text:list-item>
        <text:list-item>
          <text:p text:style-name="P27"><text:span text:style-name="T1">Submit</text:span><text:span text:style-name="T2"> : un peu étrange comme paramètre, peut-être configure-t-il la méthode de soumission de l'input de recherche. Changer la valeur de ce paramètre ne semble pas changer le comportement de l'application.</text:span></text:p>
        </text:list-item>
      </text:list>
      <text:p text:style-name="P4"/>
      <text:p text:style-name="P8">&gt; Fuzz members ?</text:p>
      <text:p text:style-name="P8">&gt; SQL Injection à partir du paramètre "id" ?</text:p>
      <text:p text:style-name="P4"/>
      <text:p text:style-name="P4"/>
      <text:list xml:id="list3814508260155816646" text:style-name="L6">
        <text:list-item>
          <text:p text:style-name="P20">IMAGE UPLOAD PAGE</text:p>
        </text:list-item>
      </text:list>
      <text:p text:style-name="P6"/>
      <text:p text:style-name="P5"><text:span text:style-name="T2">Une page nous permet d'upload des images. Cette page ne semble, à première vue, n'accepter que des images </text:span><text:span text:style-name="T1">jpg</text:span><text:span text:style-name="T2"> ou </text:span><text:span text:style-name="T1">jpeg </text:span><text:span text:style-name="T2">(pas </text:span><text:span text:style-name="T1">png</text:span><text:span text:style-name="T2"> ou autre).</text:span></text:p>
      <text:p text:style-name="P6"/>
      <text:p text:style-name="P6"><draw:frame draw:style-name="fr2" draw:name="images5" text:anchor-type="paragraph" svg:width="16.999cm" svg:height="7.022cm" draw:z-index="4"><draw:image xlink:href="Pictures/200000070000619200002850E570052E.svm" xlink:type="simple" xlink:show="embed" xlink:actuate="onLoad"/></draw:frame><text:soft-page-break/></text:p>
      <text:p text:style-name="P2"/>
      <text:p text:style-name="P2">Suite à l'upload d'une image, le message ci-dessus est affiché. Il semble donc que nos images soient uploadés dans un premier temps dans le dossier <text:span text:style-name="T4">/tmp/</text:span> du serveur. On aurait donc besoin pour y accéder d'une faille LFI.</text:p>
      <text:p text:style-name="P2"/>
      <text:p text:style-name="P7">&gt; File upload vulnerabilities ?</text:p>
      <text:p text:style-name="P2"/>
      <text:p text:style-name="P2"/>
      <text:list xml:id="list4298252417203438939" text:style-name="L7">
        <text:list-item>
          <text:p text:style-name="P23">IMAGE SEARCH PAGE</text:p>
        </text:list-item>
      </text:list>
      <text:p text:style-name="P17"/>
      <text:p text:style-name="P5">Une page nous permet de rechercher des images à partir de leur ID :</text:p>
      <text:p text:style-name="P5"/>
      <text:p text:style-name="P5"><draw:frame draw:style-name="fr2" draw:name="images6" text:anchor-type="paragraph" svg:width="16.999cm" svg:height="9.687cm" draw:z-index="5"><draw:image xlink:href="Pictures/2000000700006F0100003F42E01CFAB6.svm" xlink:type="simple" xlink:show="embed" xlink:actuate="onLoad"/></draw:frame></text:p>
      <text:p text:style-name="P2"/>
      <text:p text:style-name="P2">Lorsque l'ID est valide, quelques informations sur une image nous sont révélées.</text:p>
      <text:p text:style-name="P2"/>
      <text:p text:style-name="P8">&gt; SQL Injection à partir du paramètre "id" ?</text:p>
      <text:p text:style-name="P2"><text:soft-page-break/></text:p>
      <text:list xml:id="list4668316324482977761" text:style-name="L8">
        <text:list-item>
          <text:p text:style-name="P24">IMAGES STORAGE</text:p>
        </text:list-item>
      </text:list>
      <text:p text:style-name="P17"/>
      <text:p text:style-name="P5">Sur la page d'accueil du site, deux images sont affichées sous le titre "Latest Uploaded Images". Leurs URLs sont les suivantes :</text:p>
      <text:p text:style-name="P5"/>
      <text:p text:style-name="P9">http://&lt;IP&gt;/images/04_Playstation.jpg</text:p>
      <text:p text:style-name="P9">http://&lt;IP&gt;/images/05_Lounge.jpg</text:p>
      <text:p text:style-name="P5"/>
      <text:p text:style-name="P5">Le dossier <text:span text:style-name="T4">/images/</text:span> est probablement le dossier final dans lequel les images sont uploadées (avant, elles passent probablement par le dossier <text:span text:style-name="T4">/tmp</text:span> comme lorsqu'on a voulu uploader nos images nous-mêmes).</text:p>
      <text:p text:style-name="P5"/>
      <text:p text:style-name="P5">Ce dossier contient également les images de la page d'accueil (PRISM...), on le voit dans le code source de la page.</text:p>
      <text:p text:style-name="P5"/>
      <text:p text:style-name="P5">Lorsqu'on essaie d'accéder à ce dossier <text:span text:style-name="T4">/images/</text:span>, on a une erreur 403 Forbidden. La version du serveur utilisé par le backend est cependant leak, il s'agit de NGINX 1.8.0.</text:p>
      <text:p text:style-name="P5"/>
      <text:p text:style-name="P5">Les images dans le dossier <text:span text:style-name="T4">/images/</text:span> ne semblent pas correspondre avec les images résultant de la recherche d'images (voir 6).</text:p>
      <text:p text:style-name="P2"/>
      <text:p text:style-name="P2"/>
      <text:list xml:id="list7009667364812854231" text:style-name="L9">
        <text:list-item>
          <text:p text:style-name="P25">FEEDBACK PAGE</text:p>
        </text:list-item>
      </text:list>
      <text:p text:style-name="P2"/>
      <text:p text:style-name="P2">Une page nous permet d'entrer un message, qui sera reflété sur la même page.</text:p>
      <text:p text:style-name="P2"/>
      <text:p text:style-name="P2"><draw:frame draw:style-name="fr2" draw:name="images7" text:anchor-type="paragraph" svg:width="16.999cm" svg:height="10.164cm" draw:z-index="6"><draw:image xlink:href="Pictures/2000000700004FB000002FA661059714.svm" xlink:type="simple" xlink:show="embed" xlink:actuate="onLoad"/></draw:frame></text:p>
      <text:p text:style-name="P2">Le champ "name" est limité à 10 caractères. La limite du champ "Message" est bien plus haute. Des tests très basiques d'injection SQL ont montré que le champ "Message" n'était probablement pas vulnérable (les caractères spéciaux sont escaped). Le champ "Name" semble plus prometteur (une <text:soft-page-break/>balise <text:span text:style-name="T4">&lt;script&gt;</text:span> seule n'est pas affichée), mais limité aux 10 caractères, à moins qu'on puisse bypass cette limite en interceptant la requête.</text:p>
      <text:p text:style-name="P2"/>
      <text:p text:style-name="P2">&gt; <text:span text:style-name="T6">XSS dans le champ "name" ?</text:span></text:p>
      <text:p text:style-name="P2"/>
      <text:p text:style-name="P2"/>
      <text:list xml:id="list5508004445005247695" text:style-name="L10">
        <text:list-item>
          <text:p text:style-name="P26">DIRECTORY FUZZING / INTERESTING LOCATIONS</text:p>
        </text:list-item>
      </text:list>
      <text:p text:style-name="P5"/>
      <text:p text:style-name="P5">Les sections ci-dessus regroupent des pages et fonctionnalités accessibles directement sur le site web. On effectue un directory fuzzing simple en complément.</text:p>
      <text:p text:style-name="P5"/>
      <text:p text:style-name="P5">&gt;&gt; Un scan des directories disponibles à la racine du site :</text:p>
      <text:p text:style-name="P5"/>
      <text:p text:style-name="P9">./ffuf -w /usr/share/dirb/wordlists/big.txt -u http://&lt;IP&gt;/FUZZ</text:p>
      <text:p text:style-name="P12"/>
      <text:p text:style-name="P10">admin<text:tab/><text:tab/><text:tab/>[Status: 301, Size: 184, Words: 6, Lines: 8]<text:line-break/>audio<text:tab/><text:tab/><text:tab/>[Status: 301, Size: 184, Words: 6, Lines: 8]<text:line-break/>css<text:tab/><text:tab/><text:tab/>[Status: 301, Size: 184, Words: 6, Lines: 8]<text:line-break/>errors<text:tab/><text:tab/>[Status: 301, Size: 184, Words: 6, Lines: 8]<text:line-break/>favicon.ico<text:tab/>[Status: 200, Size: 1406, Words: 2, Lines: 2]<text:line-break/>fonts<text:tab/><text:tab/><text:tab/>[Status: 301, Size: 184, Words: 6, Lines: 8]<text:line-break/>images<text:tab/><text:tab/>[Status: 301, Size: 184, Words: 6, Lines: 8]<text:line-break/>includes<text:tab/><text:tab/>[Status: 301, Size: 184, Words: 6, Lines: 8]<text:line-break/>js<text:tab/><text:tab/><text:tab/>[Status: 301, Size: 184, Words: 6, Lines: 8]<text:line-break/>robots.txt<text:tab/><text:tab/>[Status: 200, Size: 53, Words: 4, Lines: 4]<text:line-break/>whatever<text:tab/><text:tab/>[Status: 301, Size: 184, Words: 6, Lines: 8]</text:p>
      <text:p text:style-name="P12"/>
      <text:p text:style-name="P12"/>
      <text:p text:style-name="P12">&gt;&gt; Un dirb simple, qui nous donne des résultats similaires, avec en plus un fuzzing des fichiers :</text:p>
      <text:p text:style-name="P12"/>
      <text:p text:style-name="P11">+ http://192.168.1.37/index.php (CODE:200|SIZE:6892)<text:line-break/>+ http://192.168.1.37/favicon.ico (CODE:200|SIZE:1406)<text:line-break/>+ http://192.168.1.37/robots.txt (CODE:200|SIZE:53) <text:s text:c="52"/><text:line-break/>==&gt; DIRECTORY: http://192.168.1.37/admin/<text:line-break/>==&gt; DIRECTORY: http://192.168.1.37/audio/<text:line-break/>==&gt; DIRECTORY: http://192.168.1.37/css/<text:line-break/>==&gt; DIRECTORY: http://192.168.1.37/errors/<text:line-break/>==&gt; DIRECTORY: http://192.168.1.37/fonts/<text:line-break/>==&gt; DIRECTORY: http://192.168.1.37/images/<text:line-break/>==&gt; DIRECTORY: http://192.168.1.37/includes/<text:line-break/>==&gt; DIRECTORY: http://192.168.1.37/js/<text:line-break/>==&gt; DIRECTORY: http://192.168.1.37/whatever/ <text:s text:c="59"/><text:line-break/>---- Entering directory: http://192.168.1.37/admin/ ----<text:line-break/>+ http://192.168.1.37/admin/index.php (CODE:200|SIZE:1432)</text:p>
      <text:p text:style-name="P11">==&gt; DIRECTORY: http://192.168.1.37/admin/css/<text:line-break/>==&gt; DIRECTORY: http://192.168.1.37/admin/fonts/<text:line-break/> <text:s text:c="45"/><text:line-break/>---- Entering directory: http://192.168.1.37/css/ ----<text:line-break/>==&gt; DIRECTORY: http://192.168.1.37/css/images/ <text:s text:c="96"/></text:p>
      <text:p text:style-name="P11"/>
      <text:p text:style-name="P13"><text:span text:style-name="T3">---- Entering directory: http://192.168.1.37/whatever/ ----<text:line-break/>+ http://192.168.1.37/whatever/htpasswd (CODE:200|SIZE:38) <text:s text:c="45"/></text:span><text:soft-page-break/><text:span text:style-name="T3"><text:line-break/>---- Entering directory: http://192.168.1.37/admin/css/ ----<text:line-break/></text:span><text:span text:style-name="T3">==&gt; DIRECTORY: http://192.168.1.37/admin/css/images/ <text:s text:c="7"/></text:span><text:s text:c="44"/></text:p>
      <text:p text:style-name="P13"/>
      <text:p text:style-name="P12"/>
      <text:p text:style-name="P12"/>
      <text:p text:style-name="P12">&gt; Le fichier robots.txt a le contenu suivant :</text:p>
      <text:p text:style-name="P12"><draw:frame draw:style-name="fr3" draw:name="images8" text:anchor-type="paragraph" svg:x="0.217cm" svg:y="0.249cm" svg:width="4.286cm" svg:height="1.536cm" draw:z-index="7"><draw:image xlink:href="Pictures/20000007000010BF000006007E6923DB.svm" xlink:type="simple" xlink:show="embed" xlink:actuate="onLoad"/></draw:frame></text:p>
      <text:p text:style-name="P12">On connait déjà l'emplacement <text:span text:style-name="T2">/whatever, ce fichier nous révèle cependant </text:span><text:span text:style-name="T1">/.hidden</text:span><text:span text:style-name="T2"> (voir ci-dessous).</text:span></text:p>
      <text:p text:style-name="P14"/>
      <text:p text:style-name="P12"><text:span text:style-name="T2">&gt; Le path </text:span><text:span text:style-name="T1">/admin/ </text:span><text:span text:style-name="T2">nous redirige sur une page de login différente que celle déjà évoquée (voir ci-dessous).</text:span></text:p>
      <text:p text:style-name="P14"/>
      <text:p text:style-name="P12"><text:span text:style-name="T2">&gt; Les paths </text:span><text:span text:style-name="T5">/css/</text:span><text:span text:style-name="T2"> - </text:span><text:span text:style-name="T5">/errors/</text:span><text:span text:style-name="T2"> - </text:span><text:span text:style-name="T5">/audio/</text:span><text:span text:style-name="T2"> - </text:span><text:span text:style-name="T5">/images/</text:span><text:span text:style-name="T2"> - </text:span><text:span text:style-name="T5">/fonts/</text:span><text:span text:style-name="T2"> - </text:span><text:span text:style-name="T5">/includes/</text:span><text:span text:style-name="T2"> - </text:span><text:span text:style-name="T5">/js/</text:span><text:span text:style-name="T2"> nous renvoient des </text:span><text:span text:style-name="T1">403 Forbidden</text:span><text:span text:style-name="T2">.</text:span></text:p>
      <text:p text:style-name="P14"/>
      <text:p text:style-name="P12"><text:span text:style-name="T2">&gt; Le path </text:span><text:span text:style-name="T5">/whatever/</text:span><text:span text:style-name="T2"> est disponible en directory listing, et ne contient que le fichier que le fuzzing nous a révélé, c'est-à-dire </text:span><text:span text:style-name="T1">htpasswd</text:span><text:span text:style-name="T2">. On récupère un nom d'utilisateur et un hash dans ce fichier :</text:span></text:p>
      <text:p text:style-name="P14"><draw:frame draw:style-name="fr3" draw:name="images9" text:anchor-type="paragraph" svg:x="0.044cm" svg:y="0.185cm" svg:width="9.924cm" svg:height="0.584cm" draw:z-index="8"><draw:image xlink:href="Pictures/20000007000026C300000247EB5A15AB.svm" xlink:type="simple" xlink:show="embed" xlink:actuate="onLoad"/></draw:frame></text:p>
      <text:p text:style-name="P14"/>
      <text:p text:style-name="P16">&gt; Cracker le hash de htpasswd ?</text:p>
      <text:p text:style-name="P16">&gt;Explorer le dossier .hidden ?</text:p>
      <text:p text:style-name="P14"/>
      <text:p text:style-name="P14"/>
      <text:p text:style-name="P14"/>
      <text:list xml:id="list1840697700462495236" text:style-name="L11">
        <text:list-item>
          <text:p text:style-name="P28">ADMIN PAGE</text:p>
        </text:list-item>
      </text:list>
      <text:p text:style-name="P15"/>
      <text:p text:style-name="P12"><text:span text:style-name="T2">Le path </text:span><text:span text:style-name="T5">/admin/</text:span><text:span text:style-name="T2"> nous redirige sur un espace de login pour une "zone sécurisée". Il s'agit d'un formulaire de login basique, avec username et password.</text:span></text:p>
      <text:p text:style-name="P15"/>
      <text:p text:style-name="P15"/>
      <text:p text:style-name="P15"/>
      <text:list xml:id="list1144361703711400493" text:style-name="L12">
        <text:list-item>
          <text:p text:style-name="P29">HIDDEN FOLDER</text:p>
        </text:list-item>
      </text:list>
      <text:p text:style-name="P14"/>
      <text:p text:style-name="P12"><text:span text:style-name="T2">Le folder au path </text:span><text:span text:style-name="T5">http://&lt;IP&gt;/.hidden</text:span><text:span text:style-name="T2"> contient un ensemble de dossiers aux noms générés apparemment aléatoirement, ainsi qu'un fichier README.</text:span></text:p>
      <text:p text:style-name="P14"/>
      <text:p text:style-name="P14">Lorsqu'on entre dans un de ces dossiers, on a de nouveau le même nombre de dossiers aléatoires. La profondeur de chaque dossier aléatoire composé lui-même de dossiers aléatoires est de 3. Lorsqu'on arrive au bout de la liste de dossiers, on a en général un fichier README avec un message humoristique.</text:p>
      <text:p text:style-name="P14"/>
      <text:p text:style-name="P14">Il s'agit je suppose ici de trouver le "bon" dossier qui contient un flag ou une information intéressante, en essayant de fuzz chaque dossier de sortie.</text:p>
      <text:p text:style-name="P14"><draw:frame draw:style-name="fr1" draw:name="images10" text:anchor-type="paragraph" svg:width="16.723cm" svg:height="13.734cm" draw:z-index="9"><draw:image xlink:href="Pictures/2000000700004153000035A5C33A1AA5.svm" xlink:type="simple" xlink:show="embed" xlink:actuate="onLoad"/></draw:frame><text:soft-page-break/></text:p>
      <text:p text:style-name="P12"/>
      <text:p text:style-name="P12"/>
      <text:list xml:id="list5297688775757799648" text:style-name="L13">
        <text:list-item>
          <text:p text:style-name="P30">PAGE HANDLING</text:p>
        </text:list-item>
      </text:list>
      <text:p text:style-name="P12"/>
      <text:p text:style-name="P12">Lorsqu'on se balade sur le site, on s'aperçoit que les pages sont affichées avec des URLs formées de cette façon :</text:p>
      <text:p text:style-name="P12"/>
      <text:p text:style-name="P9">http://192.168.1.37/index.php?page=signin</text:p>
      <text:p text:style-name="P9">http://192.168.1.37/index.php?page=survey</text:p>
      <text:p text:style-name="P12">etc...</text:p>
      <text:p text:style-name="P12"/>
      <text:p text:style-name="P12">Ce qui pourrait laisser penser à une potentielle faille LFI, si la fonction utilisée en backend est un simple <text:span text:style-name="T1">include </text:span><text:span text:style-name="T2">PHP.</text:span></text:p>
      <text:p text:style-name="P12"/>
      <text:p text:style-name="P12">&gt; <text:span text:style-name="T6">Local File Inclusion ?</text:span></text:p>
      <text:p text:style-name="P12"/>
      <text:list xml:id="list4807290553331666639" text:style-name="L14">
        <text:list-item>
          <text:p text:style-name="P31">A STRANGE COOKIE</text:p>
        </text:list-item>
      </text:list>
      <text:p text:style-name="P12"/>
      <text:p text:style-name="P12">En interceptant les requêtes à destination de n'importe quelle page du site, on aperçoit un cookie qui semble "légèrement" suspect :</text:p>
      <text:p text:style-name="P12"/>
      <text:p text:style-name="P12"/>
      <text:p text:style-name="P12"/>
      <text:p text:style-name="P12"><text:soft-page-break/></text:p>
      <text:p text:style-name="P12"/>
      <text:p text:style-name="P12"><draw:frame draw:style-name="fr4" draw:name="images11" text:anchor-type="paragraph" svg:width="15.478cm" svg:height="3.995cm" draw:z-index="10"><draw:image xlink:href="Pictures/2000000700003C7700000F9C40B63193.svm" xlink:type="simple" xlink:show="embed" xlink:actuate="onLoad"/></draw:frame></text:p>
      <text:p text:style-name="P12"/>
      <text:p text:style-name="P12">&gt; <text:span text:style-name="T6">Cookie manipulation ?</text:span></text:p>
      <text:p text:style-name="P12"/>
      <text:p text:style-name="P12"/>
      <text:list xml:id="list8886743364995162299" text:style-name="L15">
        <text:list-item>
          <text:p text:style-name="P32">A REDIRECT FUNCTIONALITY</text:p>
        </text:list-item>
      </text:list>
      <text:p text:style-name="P12"/>
      <text:p text:style-name="P12">En se baladant sur le site et en examinant la manière dont les pages sont affichées, on aperçoit l'URL suivante pour les liens dirigeant vers les réseaux sociaux :</text:p>
      <text:p text:style-name="P12"/>
      <text:p text:style-name="P9">http://192.168.1.37/index.php?page=redirect&amp;site=facebook</text:p>
      <text:p text:style-name="P12"/>
      <text:p text:style-name="P12">On a donc un <text:span text:style-name="T1">redirect</text:span><text:span text:style-name="T2"> utilisé dans cette application, ce qui est toujours potentiellement intéressant.</text:span></text:p>
      <text:p text:style-name="P12"/>
      <text:p text:style-name="P12"/>
      <text:p text:style-name="P12">&gt; <text:span text:style-name="T6">Open Redirect vulnerability ?</text:span></text:p>
      <text:p text:style-name="P12"/>
      <text:p text:style-name="P12"/>
      <text:list xml:id="list2867503144838104058" text:style-name="L16">
        <text:list-item>
          <text:p text:style-name="P33">PAGE WITH A STRANGE URL</text:p>
        </text:list-item>
      </text:list>
      <text:p text:style-name="P12"/>
      <text:p text:style-name="P12">Dans le footer, le copyright est un lien menant à une page avec cet URL :</text:p>
      <text:p text:style-name="P12"/>
      <text:p text:style-name="P9">http://192.168.1.37/index.php?page=e43ad1fdc54babe674da7c7b8f0127bde61de3fbe01def7d00f151c2fcca6d1c</text:p>
      <text:p text:style-name="P12"/>
      <text:p text:style-name="P12">Il s'avère que le hash du paramètre "page" est un hash SHA256, correspondant au string <text:span text:style-name="T1">TAMERE</text:span><text:span text:style-name="T2">. Pas trop sûr que faire de cette information cela dit. Je ne pense pas qu'il s'agisse d'un flag, étant donné qu'il n'illustrerait aucun exploit tel qu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53M22S</meta:editing-duration>
    <meta:editing-cycles>24</meta:editing-cycles>
    <meta:generator>OpenOffice/4.1.5$Win32 OpenOffice.org_project/415m1$Build-9789</meta:generator>
    <dc:date>2021-11-03T13:14:00.41</dc:date>
    <meta:document-statistic meta:table-count="0" meta:image-count="11" meta:object-count="0" meta:page-count="9" meta:paragraph-count="92" meta:word-count="1351" meta:character-count="9293"/>
    <meta:user-defined meta:name="Info 1"/>
    <meta:user-defined meta:name="Info 2"/>
    <meta:user-defined meta:name="Info 3"/>
    <meta:user-defined meta:name="Info 4"/>
  </office:meta>
</office:document-meta>
</file>